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adornments="Regular" style:font-pitch="variable" style:font-charset="x-symbol"/>
    <style:font-face style:name="OpenSymbol2" svg:font-family="OpenSymbol" style:font-charset="x-symbol"/>
    <style:font-face style:name="OpenSymbol3" svg:font-family="OpenSymbol" style:font-family-generic="system" style:font-pitch="variable"/>
    <style:font-face style:name="Roboto" svg:font-family="Roboto, sans-serif"/>
    <style:font-face style:name="Tahoma" svg:font-family="Tahoma" style:font-family-generic="system" style:font-pitch="variable"/>
    <style:font-face style:name="Times New Roman" svg:font-family="'Times New Roman'" style:font-family-generic="roman"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1.369cm" fo:margin-right="0cm" fo:margin-top="0.466cm" fo:margin-bottom="0cm" style:contextual-spacing="false" fo:text-align="start" style:justify-single-word="false" fo:text-indent="0cm" style:auto-text-indent="false"/>
    </style:style>
    <style:style style:name="P2" style:family="paragraph" style:parent-style-name="Text_20_body">
      <style:paragraph-properties fo:margin-left="1.457cm" fo:margin-right="0cm" fo:text-align="start" style:justify-single-word="false" fo:text-indent="0cm" style:auto-text-indent="false"/>
    </style:style>
    <style:style style:name="P3" style:family="paragraph" style:parent-style-name="Text_20_body">
      <style:paragraph-properties fo:margin-left="0.838cm" fo:margin-right="0cm" fo:line-height="0.508cm" fo:text-indent="0cm" style:auto-text-indent="false"/>
    </style:style>
    <style:style style:name="P4" style:family="paragraph" style:parent-style-name="Text_20_body">
      <style:paragraph-properties fo:margin-left="0.838cm" fo:margin-right="0cm" fo:line-height="0.487cm" fo:text-indent="0cm" style:auto-text-indent="false"/>
    </style:style>
    <style:style style:name="P5" style:family="paragraph" style:parent-style-name="Text_20_body">
      <style:paragraph-properties fo:margin-top="0.002cm" fo:margin-bottom="0cm" style:contextual-spacing="false" fo:text-align="center" style:justify-single-word="false"/>
      <style:text-properties style:font-name="Times New Roman" fo:font-size="20pt" style:font-size-asian="20pt" style:font-size-complex="20pt"/>
    </style:style>
    <style:style style:name="P6" style:family="paragraph" style:parent-style-name="Text_20_body">
      <style:paragraph-properties fo:text-align="start" style:justify-single-word="false"/>
      <style:text-properties fo:font-weight="bold" style:font-weight-asian="bold"/>
    </style:style>
    <style:style style:name="P7" style:family="paragraph" style:parent-style-name="Text_20_body">
      <style:paragraph-properties fo:margin-top="0.004cm" fo:margin-bottom="0cm" style:contextual-spacing="false"/>
      <style:text-properties fo:font-size="8pt" fo:font-weight="bold" style:font-size-asian="8pt" style:font-weight-asian="bold"/>
    </style:style>
    <style:style style:name="P8" style:family="paragraph" style:parent-style-name="Text_20_body">
      <style:paragraph-properties fo:margin-left="1.457cm" fo:margin-right="10.59cm" fo:margin-top="0.159cm" fo:margin-bottom="0cm" style:contextual-spacing="false" fo:text-indent="0cm" style:auto-text-indent="false"/>
    </style:style>
    <style:style style:name="P9" style:family="paragraph" style:parent-style-name="Text_20_body">
      <style:paragraph-properties fo:margin-left="1.457cm" fo:margin-right="10.59cm" fo:text-indent="0cm" style:auto-text-indent="false"/>
    </style:style>
    <style:style style:name="P10" style:family="paragraph" style:parent-style-name="Text_20_body">
      <style:paragraph-properties fo:margin-left="1.457cm" fo:margin-right="1.265cm" fo:text-indent="0cm" style:auto-text-indent="false"/>
    </style:style>
    <style:style style:name="P11" style:family="paragraph" style:parent-style-name="Text_20_body">
      <style:text-properties fo:font-size="11pt" fo:font-weight="bold" style:font-size-asian="11pt" style:font-weight-asian="bold"/>
    </style:style>
    <style:style style:name="P12" style:family="paragraph" style:parent-style-name="Text_20_body">
      <style:text-properties fo:font-size="13pt" style:font-size-asian="13pt"/>
    </style:style>
    <style:style style:name="P13" style:family="paragraph" style:parent-style-name="Text_20_body">
      <style:paragraph-properties fo:margin-top="0.019cm" fo:margin-bottom="0cm" style:contextual-spacing="false"/>
      <style:text-properties fo:font-size="11.5pt" fo:font-weight="bold" style:font-size-asian="11.5pt" style:font-weight-asian="bold"/>
    </style:style>
    <style:style style:name="P14" style:family="paragraph" style:parent-style-name="Text_20_body">
      <style:paragraph-properties fo:text-align="start" style:justify-single-word="false"/>
      <style:text-properties fo:font-size="20pt" style:font-size-asian="20pt" style:font-size-complex="20pt"/>
    </style:style>
    <style:style style:name="P15" style:family="paragraph" style:parent-style-name="Text_20_body">
      <style:paragraph-properties fo:text-align="center" style:justify-single-word="false"/>
    </style:style>
    <style:style style:name="P16" style:family="paragraph" style:parent-style-name="Heading_20_1">
      <style:paragraph-properties fo:text-align="start" style:justify-single-word="false"/>
      <style:text-properties fo:color="#ff7f00" loext:opacity="100%"/>
    </style:style>
    <style:style style:name="P17" style:family="paragraph" style:parent-style-name="Heading_20_1">
      <style:text-properties fo:color="#ff7f00" loext:opacity="100%"/>
    </style:style>
    <style:style style:name="P18" style:family="paragraph" style:parent-style-name="Heading_20_1">
      <style:paragraph-properties fo:margin-top="0.002cm" fo:margin-bottom="0cm" style:contextual-spacing="false"/>
      <style:text-properties fo:color="#ff7f00" loext:opacity="100%"/>
    </style:style>
    <style:style style:name="P19" style:family="paragraph" style:parent-style-name="Heading_20_1">
      <style:paragraph-properties fo:margin-top="0.365cm" fo:margin-bottom="0cm" style:contextual-spacing="false"/>
      <style:text-properties fo:color="#ff7f00" loext:opacity="100%"/>
    </style:style>
    <style:style style:name="P20" style:family="paragraph" style:parent-style-name="Heading_20_1">
      <style:paragraph-properties fo:margin-top="0.365cm" fo:margin-bottom="0cm" style:contextual-spacing="false"/>
      <style:text-properties fo:color="#ff7f00" loext:opacity="100%" officeooo:paragraph-rsid="00153de2"/>
    </style:style>
    <style:style style:name="P21" style:family="paragraph" style:parent-style-name="List_20_Paragraph" style:list-style-name="WWNum1">
      <style:paragraph-properties fo:margin-left="1.475cm" fo:margin-right="0cm" fo:margin-top="0cm" fo:margin-bottom="0cm" style:contextual-spacing="false" fo:line-height="0.508cm" fo:text-align="start" style:justify-single-word="false" fo:text-indent="-0.637cm" style:auto-text-indent="false">
        <style:tab-stops>
          <style:tab-stop style:position="1.473cm"/>
          <style:tab-stop style:position="1.475cm"/>
        </style:tab-stops>
      </style:paragraph-properties>
    </style:style>
    <style:style style:name="P22" style:family="paragraph" style:parent-style-name="List_20_Paragraph" style:list-style-name="WWNum1">
      <style:paragraph-properties fo:margin-left="1.475cm" fo:margin-right="0cm" fo:margin-top="0.406cm" fo:margin-bottom="0cm" style:contextual-spacing="false" fo:line-height="0.508cm" fo:text-align="start" style:justify-single-word="false" fo:text-indent="-0.637cm" style:auto-text-indent="false">
        <style:tab-stops>
          <style:tab-stop style:position="1.473cm"/>
          <style:tab-stop style:position="1.475cm"/>
        </style:tab-stops>
      </style:paragraph-properties>
    </style:style>
    <style:style style:name="P23" style:family="paragraph" style:parent-style-name="List_20_Paragraph" style:list-style-name="WWNum1">
      <style:paragraph-properties fo:margin-left="2.745cm" fo:margin-right="0cm" fo:margin-top="0cm" fo:margin-bottom="0cm" style:contextual-spacing="false" fo:line-height="0.508cm" fo:text-align="start" style:justify-single-word="false" fo:text-indent="-0.635cm" style:auto-text-indent="false">
        <style:tab-stops>
          <style:tab-stop style:position="2.745cm"/>
        </style:tab-stops>
      </style:paragraph-properties>
    </style:style>
    <style:style style:name="P24" style:family="paragraph" style:parent-style-name="List_20_Paragraph" style:list-style-name="WWNum1">
      <style:paragraph-properties fo:margin-left="2.745cm" fo:margin-right="12.054cm" fo:margin-top="0cm" fo:margin-bottom="0cm" style:contextual-spacing="false" fo:line-height="0.508cm" fo:text-align="end" style:justify-single-word="false" fo:text-indent="-2.745cm" style:auto-text-indent="false">
        <style:tab-stops>
          <style:tab-stop style:position="0.635cm"/>
        </style:tab-stops>
      </style:paragraph-properties>
    </style:style>
    <style:style style:name="P25" style:family="paragraph" style:parent-style-name="List_20_Paragraph" style:list-style-name="WWNum1">
      <style:paragraph-properties fo:margin-left="2.11cm" fo:margin-right="12.093cm" fo:margin-top="0cm" fo:margin-bottom="0cm" style:contextual-spacing="false" fo:line-height="0.487cm" fo:text-align="end" style:justify-single-word="false" fo:text-indent="-2.11cm" style:auto-text-indent="false">
        <style:tab-stops>
          <style:tab-stop style:position="0.635cm"/>
        </style:tab-stops>
      </style:paragraph-properties>
    </style:style>
    <style:style style:name="P26" style:family="paragraph" style:parent-style-name="List_20_Paragraph" style:list-style-name="WWNum1">
      <style:paragraph-properties fo:margin-left="2.11cm" fo:margin-right="0cm" fo:margin-top="0cm" fo:margin-bottom="0cm" style:contextual-spacing="false" fo:line-height="0.487cm" fo:text-align="start" style:justify-single-word="false" fo:text-indent="-0.635cm" style:auto-text-indent="false">
        <style:tab-stops>
          <style:tab-stop style:position="2.11cm"/>
        </style:tab-stops>
      </style:paragraph-properties>
    </style:style>
    <style:style style:name="P27" style:family="paragraph" style:parent-style-name="List_20_Paragraph" style:list-style-name="WWNum2">
      <style:paragraph-properties fo:margin-left="1.475cm" fo:margin-right="0cm" fo:margin-top="0cm" fo:margin-bottom="0cm" style:contextual-spacing="false" fo:line-height="100%" fo:text-align="start" style:justify-single-word="false" fo:text-indent="-0.637cm" style:auto-text-indent="false">
        <style:tab-stops>
          <style:tab-stop style:position="1.475cm"/>
        </style:tab-stops>
      </style:paragraph-properties>
    </style:style>
    <style:style style:name="P28" style:family="paragraph" style:parent-style-name="List_20_Paragraph" style:list-style-name="WWNum3">
      <style:paragraph-properties fo:margin-left="1.475cm" fo:margin-right="0cm" fo:margin-top="0cm" fo:margin-bottom="0cm" style:contextual-spacing="false" fo:line-height="100%" fo:text-align="start" style:justify-single-word="false" fo:text-indent="-0.637cm" style:auto-text-indent="false">
        <style:tab-stops>
          <style:tab-stop style:position="1.475cm"/>
        </style:tab-stops>
      </style:paragraph-properties>
    </style:style>
    <style:style style:name="P29" style:family="paragraph" style:parent-style-name="List_20_Paragraph" style:list-style-name="WWNum3">
      <style:paragraph-properties fo:margin-left="1.475cm" fo:margin-right="0cm" fo:margin-top="0cm" fo:margin-bottom="0cm" style:contextual-spacing="false" fo:line-height="100%" fo:text-align="start" style:justify-single-word="false" fo:text-indent="-0.637cm" style:auto-text-indent="false">
        <style:tab-stops>
          <style:tab-stop style:position="1.475cm"/>
        </style:tab-stops>
      </style:paragraph-properties>
      <style:text-properties officeooo:paragraph-rsid="00153de2"/>
    </style:style>
    <style:style style:name="P30" style:family="paragraph" style:parent-style-name="List_20_Paragraph">
      <style:paragraph-properties fo:margin-left="1.475cm" fo:margin-right="0cm" fo:margin-top="0cm" fo:margin-bottom="0cm" style:contextual-spacing="false" fo:line-height="100%" fo:text-align="start" style:justify-single-word="false" fo:text-indent="-0.637cm" style:auto-text-indent="false">
        <style:tab-stops>
          <style:tab-stop style:position="1.475cm"/>
        </style:tab-stops>
      </style:paragraph-properties>
      <style:text-properties officeooo:paragraph-rsid="00153de2"/>
    </style:style>
    <style:style style:name="P31" style:family="paragraph" style:parent-style-name="List_20_Paragraph" style:list-style-name="WWNum2">
      <style:paragraph-properties fo:margin-left="1.475cm" fo:margin-right="0cm" fo:margin-top="0cm" fo:margin-bottom="0cm" style:contextual-spacing="false" fo:line-height="100%" fo:text-align="start" style:justify-single-word="false" fo:text-indent="-0.637cm" style:auto-text-indent="false">
        <style:tab-stops>
          <style:tab-stop style:position="1.475cm"/>
        </style:tab-stops>
      </style:paragraph-properties>
      <style:text-properties fo:font-size="12pt" officeooo:rsid="0010a11c" officeooo:paragraph-rsid="0010a11c" style:font-size-asian="12pt"/>
    </style:style>
    <style:style style:name="P32" style:family="paragraph" style:parent-style-name="List_20_Paragraph" style:list-style-name="WWNum3">
      <style:paragraph-properties fo:margin-left="1.475cm" fo:margin-right="0cm" fo:margin-top="0cm" fo:margin-bottom="0cm" style:contextual-spacing="false" fo:line-height="100%" fo:text-align="start" style:justify-single-word="false" fo:text-indent="-0.637cm" style:auto-text-indent="false">
        <style:tab-stops>
          <style:tab-stop style:position="1.475cm"/>
        </style:tab-stops>
      </style:paragraph-properties>
      <style:text-properties fo:font-size="12pt" officeooo:rsid="0010a11c" officeooo:paragraph-rsid="0010a11c" style:font-size-asian="12pt"/>
    </style:style>
    <style:style style:name="P33" style:family="paragraph" style:parent-style-name="List_20_Paragraph" style:list-style-name="WWNum3">
      <style:paragraph-properties fo:margin-left="1.475cm" fo:margin-right="0cm" fo:margin-top="0cm" fo:margin-bottom="0cm" style:contextual-spacing="false" fo:line-height="100%" fo:text-align="start" style:justify-single-word="false" fo:text-indent="-0.637cm" style:auto-text-indent="false">
        <style:tab-stops>
          <style:tab-stop style:position="1.475cm"/>
        </style:tab-stops>
      </style:paragraph-properties>
      <style:text-properties fo:font-size="12pt" officeooo:rsid="0010a11c" officeooo:paragraph-rsid="0014664e" style:font-size-asian="12pt"/>
    </style:style>
    <style:style style:name="P34" style:family="paragraph" style:parent-style-name="List_20_Paragraph" style:list-style-name="WWNum1">
      <style:paragraph-properties fo:margin-left="1.475cm" fo:margin-right="0.434cm" fo:margin-top="0.39cm" fo:margin-bottom="0cm" style:contextual-spacing="false" fo:line-height="110%" fo:text-align="start" style:justify-single-word="false" fo:text-indent="-0.635cm" style:auto-text-indent="false">
        <style:tab-stops>
          <style:tab-stop style:position="1.473cm"/>
          <style:tab-stop style:position="1.475cm"/>
          <style:tab-stop style:position="3.237cm"/>
          <style:tab-stop style:position="4.997cm"/>
          <style:tab-stop style:position="7.923cm"/>
          <style:tab-stop style:position="9.684cm"/>
          <style:tab-stop style:position="10.283cm"/>
          <style:tab-stop style:position="12.975cm"/>
          <style:tab-stop style:position="13.573cm"/>
          <style:tab-stop style:position="15.566cm"/>
        </style:tab-stops>
      </style:paragraph-properties>
    </style:style>
    <style:style style:name="P35" style:family="paragraph" style:parent-style-name="List_20_Paragraph" style:list-style-name="WWNum1">
      <style:paragraph-properties fo:margin-left="1.475cm" fo:margin-right="0.434cm" fo:margin-top="0.39cm" fo:margin-bottom="0cm" style:contextual-spacing="false" fo:line-height="110%" fo:text-align="start" style:justify-single-word="false" fo:text-indent="-0.635cm" style:auto-text-indent="false">
        <style:tab-stops>
          <style:tab-stop style:position="1.473cm"/>
          <style:tab-stop style:position="1.475cm"/>
          <style:tab-stop style:position="3.237cm"/>
          <style:tab-stop style:position="4.997cm"/>
          <style:tab-stop style:position="7.923cm"/>
          <style:tab-stop style:position="9.684cm"/>
          <style:tab-stop style:position="10.283cm"/>
          <style:tab-stop style:position="12.975cm"/>
          <style:tab-stop style:position="13.573cm"/>
          <style:tab-stop style:position="15.566cm"/>
        </style:tab-stops>
      </style:paragraph-properties>
      <style:text-properties officeooo:paragraph-rsid="00153de2"/>
    </style:style>
    <style:style style:name="P36" style:family="paragraph" style:parent-style-name="List_20_Paragraph" style:list-style-name="WWNum1">
      <style:paragraph-properties fo:margin-left="1.475cm" fo:margin-right="0.441cm" fo:margin-top="0.422cm" fo:margin-bottom="0cm" style:contextual-spacing="false" fo:line-height="110%" fo:text-align="start" style:justify-single-word="false" fo:text-indent="-0.635cm" style:auto-text-indent="false">
        <style:tab-stops>
          <style:tab-stop style:position="1.473cm"/>
          <style:tab-stop style:position="1.475cm"/>
          <style:tab-stop style:position="3.022cm"/>
          <style:tab-stop style:position="5.731cm"/>
          <style:tab-stop style:position="8.442cm"/>
          <style:tab-stop style:position="9.056cm"/>
          <style:tab-stop style:position="12.931cm"/>
          <style:tab-stop style:position="13.545cm"/>
          <style:tab-stop style:position="15.559cm"/>
        </style:tab-stops>
      </style:paragraph-properties>
    </style:style>
    <style:style style:name="P37" style:family="paragraph" style:parent-style-name="List_20_Paragraph" style:list-style-name="WWNum1">
      <style:paragraph-properties fo:margin-left="1.475cm" fo:margin-right="0.441cm" fo:margin-top="0.422cm" fo:margin-bottom="0cm" style:contextual-spacing="false" fo:line-height="110%" fo:text-align="start" style:justify-single-word="false" fo:text-indent="-0.635cm" style:auto-text-indent="false">
        <style:tab-stops>
          <style:tab-stop style:position="1.473cm"/>
          <style:tab-stop style:position="1.475cm"/>
          <style:tab-stop style:position="3.022cm"/>
          <style:tab-stop style:position="5.731cm"/>
          <style:tab-stop style:position="8.442cm"/>
          <style:tab-stop style:position="9.056cm"/>
          <style:tab-stop style:position="12.931cm"/>
          <style:tab-stop style:position="13.545cm"/>
          <style:tab-stop style:position="15.559cm"/>
        </style:tab-stops>
      </style:paragraph-properties>
      <style:text-properties officeooo:paragraph-rsid="00153de2"/>
    </style:style>
    <style:style style:name="P38" style:family="paragraph" style:parent-style-name="List_20_Paragraph" style:list-style-name="WWNum1">
      <style:paragraph-properties fo:margin-left="1.475cm" fo:margin-right="0.245cm" fo:margin-top="0.422cm" fo:margin-bottom="0cm" style:contextual-spacing="false" fo:line-height="108%" fo:text-align="start" style:justify-single-word="false" fo:text-indent="-0.635cm" style:auto-text-indent="false">
        <style:tab-stops>
          <style:tab-stop style:position="1.473cm"/>
          <style:tab-stop style:position="1.475cm"/>
        </style:tab-stops>
      </style:paragraph-properties>
    </style:style>
    <style:style style:name="P39" style:family="paragraph" style:parent-style-name="List_20_Paragraph" style:list-style-name="WWNum1">
      <style:paragraph-properties fo:margin-left="1.475cm" fo:margin-right="0.245cm" fo:margin-top="0.422cm" fo:margin-bottom="0cm" style:contextual-spacing="false" fo:line-height="108%" fo:text-align="start" style:justify-single-word="false" fo:text-indent="-0.635cm" style:auto-text-indent="false">
        <style:tab-stops>
          <style:tab-stop style:position="1.473cm"/>
          <style:tab-stop style:position="1.475cm"/>
        </style:tab-stops>
      </style:paragraph-properties>
      <style:text-properties officeooo:paragraph-rsid="00153de2"/>
    </style:style>
    <style:style style:name="P40" style:family="paragraph" style:parent-style-name="List_20_Paragraph" style:list-style-name="WWNum2">
      <style:paragraph-properties fo:margin-left="1.475cm" fo:margin-right="0cm" fo:margin-top="0cm" fo:margin-bottom="0cm" style:contextual-spacing="false" fo:line-height="100%" fo:text-align="start" style:justify-single-word="false" fo:text-indent="-0.637cm" style:auto-text-indent="false">
        <style:tab-stops>
          <style:tab-stop style:position="1.475cm"/>
        </style:tab-stops>
      </style:paragraph-properties>
      <style:text-properties fo:color="#000000" loext:opacity="100%" style:font-name="Liberation Serif" fo:font-size="12pt" officeooo:rsid="0010a11c" officeooo:paragraph-rsid="0010a11c" style:font-size-asian="12pt" style:font-size-complex="12pt"/>
    </style:style>
    <style:style style:name="P41" style:family="paragraph" style:parent-style-name="List_20_Paragraph" style:list-style-name="WWNum2">
      <style:paragraph-properties fo:margin-left="1.475cm" fo:margin-right="0cm" fo:margin-top="0cm" fo:margin-bottom="0cm" style:contextual-spacing="false" fo:line-height="100%" fo:text-align="start" style:justify-single-word="false" fo:text-indent="-0.637cm" style:auto-text-indent="false">
        <style:tab-stops>
          <style:tab-stop style:position="1.475cm"/>
        </style:tab-stops>
      </style:paragraph-properties>
      <style:text-properties fo:color="#000000" loext:opacity="100%" style:font-name="Liberation Serif" fo:font-size="12pt" officeooo:rsid="00133023" officeooo:paragraph-rsid="00133023" style:font-size-asian="12pt" style:font-size-complex="12pt"/>
    </style:style>
    <style:style style:name="P42" style:family="paragraph" style:parent-style-name="Standard">
      <style:paragraph-properties fo:margin-left="1.633cm" fo:margin-right="0cm" fo:margin-top="0.462cm" fo:margin-bottom="0cm" style:contextual-spacing="false" fo:text-align="start" style:justify-single-word="false" fo:text-indent="0cm" style:auto-text-indent="false"/>
      <style:text-properties style:font-name="Courier New" fo:font-size="11pt" style:text-underline-style="solid" style:text-underline-width="auto" style:text-underline-color="font-color" style:font-size-asian="11pt"/>
    </style:style>
    <style:style style:name="P43" style:family="paragraph" style:parent-style-name="Standard">
      <style:paragraph-properties fo:margin-left="1.633cm" fo:margin-right="0cm" fo:margin-top="0.462cm" fo:margin-bottom="0cm" style:contextual-spacing="false" fo:text-align="start" style:justify-single-word="false" fo:text-indent="0cm" style:auto-text-indent="false"/>
      <style:text-properties style:font-name="Courier New" fo:font-size="11pt" style:text-underline-style="solid" style:text-underline-width="auto" style:text-underline-color="font-color" officeooo:paragraph-rsid="00153de2" style:font-size-asian="11pt"/>
    </style:style>
    <style:style style:name="P44" style:family="paragraph" style:parent-style-name="Standard">
      <style:paragraph-properties fo:margin-left="1.369cm" fo:margin-right="0cm" fo:margin-top="0.466cm" fo:margin-bottom="0cm" style:contextual-spacing="false" fo:text-align="start" style:justify-single-word="false" fo:text-indent="0cm" style:auto-text-indent="false"/>
      <style:text-properties officeooo:paragraph-rsid="00153de2"/>
    </style:style>
    <style:style style:name="P45" style:family="paragraph" style:parent-style-name="Standard">
      <style:paragraph-properties fo:margin-left="1.466cm" fo:margin-right="0cm" fo:margin-top="0.474cm" fo:margin-bottom="0cm" style:contextual-spacing="false" fo:line-height="100%" fo:text-align="start" style:justify-single-word="false" fo:text-indent="0cm" style:auto-text-indent="false">
        <style:tab-stops>
          <style:tab-stop style:position="1.475cm"/>
        </style:tab-stops>
      </style:paragraph-properties>
      <style:text-properties officeooo:paragraph-rsid="00153de2"/>
    </style:style>
    <style:style style:name="P46" style:family="paragraph" style:parent-style-name="Text_20_body" style:master-page-name="Standard">
      <style:paragraph-properties fo:text-align="center" style:justify-single-word="false" style:page-number="auto"/>
      <style:text-properties style:font-name="Times New Roman" fo:font-size="20pt" style:font-size-asian="20pt" style:font-size-complex="20pt"/>
    </style:style>
    <style:style style:name="P47" style:family="paragraph" style:parent-style-name="Text_20_body">
      <style:paragraph-properties fo:margin-left="0.203cm" fo:margin-right="0cm" fo:margin-top="0.159cm" fo:margin-bottom="0cm" style:contextual-spacing="false" fo:text-align="center" style:justify-single-word="false" fo:text-indent="0cm" style:auto-text-indent="false"/>
      <style:text-properties fo:color="#ff0000" loext:opacity="100%" fo:font-size="20pt" style:text-underline-style="solid" style:text-underline-width="auto" style:text-underline-color="#ff0000" style:font-size-asian="20pt" style:font-size-complex="20pt"/>
    </style:style>
    <style:style style:name="P48" style:family="paragraph" style:parent-style-name="Text_20_body">
      <style:paragraph-properties fo:margin-left="0.838cm" fo:margin-right="0cm" fo:line-height="0.487cm" fo:text-indent="0cm" style:auto-text-indent="false"/>
      <style:text-properties officeooo:paragraph-rsid="00153de2"/>
    </style:style>
    <style:style style:name="P49" style:family="paragraph" style:parent-style-name="Text_20_body">
      <style:paragraph-properties fo:margin-left="0.838cm" fo:margin-right="0cm" fo:line-height="0.508cm" fo:text-indent="0cm" style:auto-text-indent="false"/>
      <style:text-properties officeooo:paragraph-rsid="00153de2"/>
    </style:style>
    <style:style style:name="P50" style:family="paragraph" style:parent-style-name="Text_20_body">
      <style:text-properties fo:font-size="13pt" officeooo:paragraph-rsid="00153de2" style:font-size-asian="13pt"/>
    </style:style>
    <style:style style:name="P51" style:family="paragraph" style:parent-style-name="Text_20_body">
      <style:paragraph-properties fo:margin-left="0.203cm" fo:margin-right="0.736cm" fo:text-indent="1.27cm" style:auto-text-indent="false"/>
      <style:text-properties fo:font-size="13pt" style:font-size-asian="13pt" style:font-size-complex="13pt"/>
    </style:style>
    <style:style style:name="P52" style:family="paragraph" style:parent-style-name="Text_20_body" style:master-page-name="">
      <loext:graphic-properties draw:fill="none"/>
      <style:paragraph-properties fo:margin-left="0cm" fo:margin-right="0cm" fo:margin-top="0cm" fo:margin-bottom="0cm" style:contextual-spacing="false" fo:line-height="100%" fo:text-align="start" style:justify-single-word="false" fo:orphans="0" fo:widows="0" fo:text-indent="0cm" style:auto-text-indent="false" style:page-number="auto" fo:background-color="transparent" style:writing-mode="lr-tb"/>
    </style:style>
    <style:style style:name="T1" style:family="text">
      <style:text-properties fo:color="#ff7f00" loext:opacity="100%"/>
    </style:style>
    <style:style style:name="T2" style:family="text">
      <style:text-properties fo:color="#ff7f00" loext:opacity="100%" fo:font-size="12pt" officeooo:rsid="0014664e" style:font-size-asian="12pt"/>
    </style:style>
    <style:style style:name="T3" style:family="text">
      <style:text-properties fo:color="#ff7f00" loext:opacity="100%" style:font-name="Courier New" fo:font-size="11pt" style:text-underline-style="solid" style:text-underline-width="auto" style:text-underline-color="font-color" style:font-size-asian="11pt"/>
    </style:style>
    <style:style style:name="T4" style:family="text">
      <style:text-properties fo:color="#ff7f00" loext:opacity="100%" style:font-name="Courier New" fo:font-size="11pt" style:text-underline-style="solid" style:text-underline-width="auto" style:text-underline-color="font-color" style:font-size-asian="11pt" style:text-scale="105%"/>
    </style:style>
    <style:style style:name="T5" style:family="text">
      <style:text-properties fo:letter-spacing="-0.007cm"/>
    </style:style>
    <style:style style:name="T6" style:family="text">
      <style:text-properties fo:letter-spacing="-0.005cm"/>
    </style:style>
    <style:style style:name="T7" style:family="text">
      <style:text-properties fo:letter-spacing="0.102cm"/>
    </style:style>
    <style:style style:name="T8" style:family="text">
      <style:text-properties fo:font-size="12pt" style:font-size-asian="12pt"/>
    </style:style>
    <style:style style:name="T9" style:family="text">
      <style:text-properties fo:font-size="12pt" officeooo:rsid="0014664e" style:font-size-asian="12pt"/>
    </style:style>
    <style:style style:name="T10" style:family="text">
      <style:text-properties fo:font-size="12pt" fo:letter-spacing="-0.014cm" style:font-size-asian="12pt"/>
    </style:style>
    <style:style style:name="T11" style:family="text">
      <style:text-properties fo:font-size="12pt" fo:letter-spacing="-0.011cm" style:font-size-asian="12pt"/>
    </style:style>
    <style:style style:name="T12" style:family="text">
      <style:text-properties fo:font-size="12pt" fo:letter-spacing="-0.004cm" style:font-size-asian="12pt"/>
    </style:style>
    <style:style style:name="T13" style:family="text">
      <style:text-properties fo:font-size="12pt" fo:letter-spacing="-0.023cm" style:font-size-asian="12pt"/>
    </style:style>
    <style:style style:name="T14" style:family="text">
      <style:text-properties fo:font-size="12pt" fo:letter-spacing="-0.002cm" style:font-size-asian="12pt"/>
    </style:style>
    <style:style style:name="T15" style:family="text">
      <style:text-properties fo:font-size="12pt" fo:letter-spacing="-0.007cm" style:font-size-asian="12pt"/>
    </style:style>
    <style:style style:name="T16" style:family="text">
      <style:text-properties fo:font-size="12pt" fo:letter-spacing="-0.034cm" style:font-size-asian="12pt"/>
    </style:style>
    <style:style style:name="T17" style:family="text">
      <style:text-properties fo:font-size="12pt" fo:letter-spacing="-0.035cm" style:font-size-asian="12pt"/>
    </style:style>
    <style:style style:name="T18" style:family="text">
      <style:text-properties fo:font-size="12pt" fo:letter-spacing="-0.028cm" style:font-size-asian="12pt"/>
    </style:style>
    <style:style style:name="T19" style:family="text">
      <style:text-properties fo:font-size="12pt" fo:letter-spacing="-0.049cm" style:font-size-asian="12pt"/>
    </style:style>
    <style:style style:name="T20" style:family="text">
      <style:text-properties fo:font-size="12pt" fo:letter-spacing="0.078cm" style:font-size-asian="12pt"/>
    </style:style>
    <style:style style:name="T21" style:family="text">
      <style:text-properties fo:font-size="12pt" fo:letter-spacing="-0.025cm" style:font-size-asian="12pt"/>
    </style:style>
    <style:style style:name="T22" style:family="text">
      <style:text-properties fo:font-size="12pt" fo:letter-spacing="-0.042cm" style:font-size-asian="12pt"/>
    </style:style>
    <style:style style:name="T23" style:family="text">
      <style:text-properties fo:font-size="12pt" fo:letter-spacing="-0.026cm" style:font-size-asian="12pt"/>
    </style:style>
    <style:style style:name="T24" style:family="text">
      <style:text-properties fo:font-size="12pt" fo:letter-spacing="-0.012cm" style:font-size-asian="12pt"/>
    </style:style>
    <style:style style:name="T25" style:family="text">
      <style:text-properties style:font-name="OpenSymbol"/>
    </style:style>
    <style:style style:name="T26" style:family="text">
      <style:text-properties style:font-name="Courier New" fo:font-size="11pt" fo:font-style="italic" style:font-size-asian="11pt" style:font-style-asian="italic"/>
    </style:style>
    <style:style style:name="T27" style:family="text">
      <style:text-properties style:font-name="Courier New" fo:font-size="11pt" fo:letter-spacing="-0.005cm" fo:font-style="italic" style:font-size-asian="11pt" style:font-style-asian="italic"/>
    </style:style>
    <style:style style:name="T28" style:family="text">
      <style:text-properties style:font-name="Courier New" fo:font-size="11pt" style:text-underline-style="solid" style:text-underline-width="auto" style:text-underline-color="font-color" style:font-size-asian="11pt"/>
    </style:style>
    <style:style style:name="T29" style:family="text">
      <style:text-properties style:font-name="Courier New" fo:font-size="11pt" style:text-underline-style="solid" style:text-underline-width="auto" style:text-underline-color="font-color" style:font-size-asian="11pt" style:text-scale="105%"/>
    </style:style>
    <style:style style:name="T30" style:family="text">
      <style:text-properties style:font-name="Courier New" fo:font-size="11pt" fo:letter-spacing="-0.136cm" fo:font-style="italic" style:font-size-asian="11pt" style:font-style-asian="italic"/>
    </style:style>
    <style:style style:name="T31" style:family="text">
      <style:text-properties fo:font-variant="normal" fo:text-transform="none" fo:letter-spacing="normal" fo:font-style="normal" fo:font-weight="normal"/>
    </style:style>
    <style:style style:name="T32" style:family="text">
      <style:text-properties fo:font-variant="normal" fo:text-transform="none" fo:letter-spacing="normal" fo:font-style="normal" fo:font-weight="normal" style:font-weight-asian="normal" style:font-weight-complex="normal"/>
    </style:style>
    <style:style style:name="T33" style:family="text">
      <style:text-properties fo:font-variant="normal" fo:text-transform="none" style:font-name="Roboto" fo:font-size="10.5pt" fo:letter-spacing="normal" fo:font-style="normal" fo:font-weight="normal"/>
    </style:style>
    <style:style style:name="T34" style:family="text">
      <style:text-properties fo:font-variant="normal" fo:text-transform="none" fo:color="#000000" loext:opacity="100%" style:font-name="Roboto" fo:letter-spacing="normal" fo:font-style="normal" fo:font-weight="normal" style:font-size-complex="12pt"/>
    </style:style>
    <style:style style:name="T35" style:family="text">
      <style:text-properties officeooo:rsid="00133023"/>
    </style:style>
    <style:style style:name="T36" style:family="text">
      <style:text-properties fo:color="#000000" loext:opacity="100%" style:font-size-complex="12pt"/>
    </style:style>
    <style:style style:name="T37" style:family="text">
      <style:text-properties fo:letter-spacing="-0.042cm"/>
    </style:style>
    <style:style style:name="T38" style:family="text">
      <style:text-properties officeooo:rsid="00163d7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6"/>
        <text:p text:style-name="P5"/>
        <text:p text:style-name="P47">Tarık ŞEN</text:p>
        <text:p text:style-name="P14"/>
        <text:h text:style-name="P16" text:outline-level="2">İletişim Bilgileri:</text:h>
        <text:p text:style-name="P6"/>
        <text:p text:style-name="P2">Telefon: +90 (531) 356 52 16</text:p>
        <text:p text:style-name="P2">Mail : <text:a xlink:type="simple" xlink:href="mailto:İstariksen@hotmail.com" text:style-name="Standard" text:visited-style-name="Standard">İstariksen@hotmail.com</text:a></text:p>
        <text:p text:style-name="P15"/>
        <text:h text:style-name="P17" text:outline-level="2">Kişisel Bilgiler :</text:h>
        <text:p text:style-name="P7"/>
        <text:p text:style-name="P8">Medeni Durum : Bekar Askerlik Durumu : Yapıldı Ehliyet : B sınıfı</text:p>
        <text:p text:style-name="P9">Doğum <text:span text:style-name="T5">Tarihi </text:span>: <text:span text:style-name="T6">05/08/1997 </text:span>İl/İlçe: Bursa/<text:span text:style-name="T7"> </text:span>Nilüfer</text:p>
        <text:p text:style-name="P10">Adres: BEŞEVLER MAH. GÜLLÜ(130) SK. KERTİKOĞLU APT. SİTESİ B BLOK NO: 8B İÇ KAPI NO: 6</text:p>
        <text:p text:style-name="Text_20_body"/>
        <text:h text:style-name="P17" text:outline-level="2">Kariyer Hedefi :</text:h>
        <text:p text:style-name="P51">Gelişen teknoloji ve dijital dünyada katma değer sağlayabilen biri olup. Kendimi devamlı geliştirmek istiyorum. <text:span text:style-name="T38">Şahsi hedeflerim uzun vadede yazılıma dönük olduğu için alan değiştirdim. </text:span></text:p>
        <text:p text:style-name="Text_20_body"/>
        <text:h text:style-name="P17" text:outline-level="2">Eğitim :</text:h>
        <text:p text:style-name="P11"/>
        <text:list xml:id="list3642363177" text:style-name="WWNum1">
          <text:list-item>
            <text:p text:style-name="P21"><text:span text:style-name="T8">Uludağ Üniversitesi / İznik Meslek Yüksek</text:span><text:span text:style-name="T10"> </text:span><text:span text:style-name="T8">Okulu</text:span></text:p>
            <text:list>
              <text:list-item>
                <text:p text:style-name="P25"><text:span text:style-name="T8">Harita ve</text:span><text:span text:style-name="T11"> </text:span><text:span text:style-name="T8">Kadastro</text:span></text:p>
                <text:list>
                  <text:list-item>
                    <text:p text:style-name="P24"><text:span text:style-name="T8">Durum:</text:span><text:span text:style-name="T12"> </text:span><text:span text:style-name="T8">Mezun</text:span></text:p>
                  </text:list-item>
                </text:list>
              </text:list-item>
            </text:list>
          </text:list-item>
        </text:list>
        <text:p text:style-name="P12"/>
        <text:list xml:id="list221916892839336" text:continue-numbering="true" text:style-name="WWNum1">
          <text:list-item>
            <text:p text:style-name="P22"><text:span text:style-name="T8">Sadık Yılmaz Ticaret Meslek</text:span><text:span text:style-name="T13"> </text:span><text:span text:style-name="T8">Lisesi</text:span></text:p>
            <text:list>
              <text:list-item>
                <text:p text:style-name="P26"><text:span text:style-name="T8">Muhasebe ve</text:span><text:span text:style-name="T14"> </text:span><text:span text:style-name="T8">Finansman</text:span></text:p>
                <text:list>
                  <text:list-item>
                    <text:p text:style-name="P23"><text:span text:style-name="T8">Durum :</text:span><text:span text:style-name="T14"> </text:span><text:span text:style-name="T8">Mezun</text:span></text:p>
                  </text:list-item>
                </text:list>
              </text:list-item>
            </text:list>
          </text:list-item>
        </text:list>
        <text:p text:style-name="Text_20_body"/>
        <text:h text:style-name="P17" text:outline-level="2">Sertifikalar :</text:h>
        <text:list xml:id="list4261920344" text:style-name="WWNum2">
          <text:list-item>
            <text:p text:style-name="P27"><text:span text:style-name="T8">Güvenli </text:span><text:span text:style-name="T15">Yazılım </text:span><text:span text:style-name="T8">Geliştirme (BTK</text:span><text:span text:style-name="T16"> </text:span><text:span text:style-name="T8">Akademi)</text:span></text:p>
          </text:list-item>
          <text:list-item>
            <text:p text:style-name="P27"><text:span text:style-name="T8">Bilgi Teknolojilerine Giriş (BTK</text:span><text:span text:style-name="T17"> </text:span><text:span text:style-name="T8">Akademi)</text:span></text:p>
          </text:list-item>
          <text:list-item>
            <text:p text:style-name="P27"><text:span text:style-name="T8">Sosyal Medya Uzmanlığına Giriş (BTK</text:span><text:span text:style-name="T18"> </text:span><text:span text:style-name="T8">Akademi)</text:span></text:p>
          </text:list-item>
          <text:list-item>
            <text:p text:style-name="P27"><text:span text:style-name="T15">Temel </text:span><text:span text:style-name="T8">Ağ Teknolojileri (BTK</text:span><text:span text:style-name="T19"> </text:span><text:span text:style-name="T8">Akademi)</text:span></text:p>
          </text:list-item>
          <text:list-item>
            <text:p text:style-name="P27"><text:span text:style-name="T8">İngilizce A1</text:span><text:span text:style-name="T20"> </text:span><text:span text:style-name="T8">(BUSMEK)</text:span></text:p>
          </text:list-item>
          <text:list-item>
            <text:p text:style-name="P27"><text:span text:style-name="T8">E-Ticarete Giriş (BTK</text:span><text:span text:style-name="T21"> </text:span><text:span text:style-name="T8">Akademi)</text:span></text:p>
          </text:list-item>
          <text:list-item>
            <text:p text:style-name="P31">C# Geliştirme ve Uyum (BUSMEK)</text:p>
          </text:list-item>
          <text:list-item>
            <text:p text:style-name="P40"><text:span text:style-name="T31">Nesnelerin İnterneti (IoT) ve Güvenliği</text:span> <text:span text:style-name="T35">(BTK Akademi)</text:span></text:p>
          </text:list-item>
          <text:list-item>
            <text:p text:style-name="P40"><text:span text:style-name="T31">Dijital Ortamda Bilgi</text:span> <text:span text:style-name="T35">(BTK Akademi)</text:span></text:p>
          </text:list-item>
          <text:list-item>
            <text:p text:style-name="P41"><text:span text:style-name="T33">HTML5 ile Web Geliştirme</text:span> (BTK Akademi)</text:p>
          </text:list-item>
          <text:list-item>
            <text:p text:style-name="P41"><text:span text:style-name="T32">Web Sitesi Kullanılabilirliği</text:span> (BTK Akademi)</text:p>
          </text:list-item>
        </text:list>
        <text:p text:style-name="Text_20_body"/>
        <text:p text:style-name="Text_20_body"/>
        <text:p text:style-name="P52"/>
        <text:p text:style-name="Text_20_body"/>
        <text:p text:style-name="Text_20_body"/>
        <text:p text:style-name="Text_20_body"><text:soft-page-break/></text:p>
        <text:h text:style-name="P18" text:outline-level="2">Aktif Devam Edilen Eğitimler:</text:h>
        <text:p text:style-name="P13"/>
        <text:list xml:id="list3698638610" text:style-name="WWNum3">
          <text:list-item>
            <text:p text:style-name="P28"><text:span text:style-name="T8">Bilgi Güvenliği Yönetim Sistemi (BTK</text:span><text:span text:style-name="T22"> </text:span><text:span text:style-name="T8">Akademi)</text:span></text:p>
          </text:list-item>
          <text:list-item>
            <text:p text:style-name="P28"><text:span text:style-name="T8">Sıfırdan İleri Seviye Python Programlama (BTK</text:span><text:span text:style-name="T23"> </text:span><text:span text:style-name="T8">Akademi)</text:span></text:p>
          </text:list-item>
          <text:list-item>
            <text:p text:style-name="P28"><text:span text:style-name="T8">C# (BTK</text:span><text:span text:style-name="T21"> </text:span><text:span text:style-name="T8">Akademi)</text:span></text:p>
          </text:list-item>
          <text:list-item>
            <text:p text:style-name="P28"><text:span text:style-name="T24">Veri </text:span><text:span text:style-name="T8">modelleme (BTK</text:span><text:span text:style-name="T10"> </text:span><text:span text:style-name="T8">Akademi)</text:span></text:p>
          </text:list-item>
          <text:list-item>
            <text:p text:style-name="P28"><text:span text:style-name="T8">Uygulamalarla SQL Öğreniyorum (BTK</text:span><text:span text:style-name="T22"> </text:span><text:span text:style-name="T8">Akademi)</text:span></text:p>
          </text:list-item>
          <text:list-item>
            <text:p text:style-name="P32">Web Tasarım ( BUSMEK )</text:p>
          </text:list-item>
          <text:list-item>
            <text:p text:style-name="P33"><text:span text:style-name="T34">Başlangıç Seviye İngilizce (A1)</text:span><text:span text:style-name="T36"> </text:span>(BTK<text:span text:style-name="T37"> </text:span>Akademi)</text:p>
          </text:list-item>
          <text:list-item>
            <text:p text:style-name="P29"><text:span text:style-name="T9">Javascript (BTK Akademi)</text:span></text:p>
          </text:list-item>
        </text:list>
        <text:p text:style-name="P30"><text:span text:style-name="T2"/></text:p>
        <text:list xml:id="list221917740764856" text:continue-numbering="true" text:style-name="WWNum3">
          <text:list-header>
            <text:p text:style-name="P29"><text:span text:style-name="T1">Hobiler - İlgi Alanları:</text:span></text:p>
          </text:list-header>
        </text:list>
        <text:p text:style-name="P48"><text:span text:style-name="T25">➔ </text:span>Karakalem ve dijital resim çizmek</text:p>
        <text:p text:style-name="P48"><text:span text:style-name="T25">➔ </text:span>Haberleri takip etmek (Oyun basını özel olarak)</text:p>
        <text:p text:style-name="P48"><text:span text:style-name="T25">➔ </text:span>Seyahat etmek</text:p>
        <text:p text:style-name="P48"><text:span text:style-name="T25">➔ </text:span>Fantastik edebiyat okumak</text:p>
        <text:p text:style-name="P48"><text:span text:style-name="T25">➔ </text:span>Bilgisayar oyunları</text:p>
        <text:p text:style-name="P49"><text:span text:style-name="T25">➔ </text:span>Yazılım sektöründe haberleri ve yaratıcı kodları araştırmak</text:p>
        <text:p text:style-name="P50"/>
        <text:p text:style-name="P50"/>
        <text:p text:style-name="P50"/>
        <text:h text:style-name="P20" text:outline-level="2">İş tecrübesi :</text:h>
        <text:list xml:id="list221917070490461" text:continue-list="list221916892839336" text:style-name="WWNum1">
          <text:list-item>
            <text:p text:style-name="P35"><text:span text:style-name="T26">Kayalı<text:tab/>Harita<text:tab/>Mühendislik<text:tab/>Bürosu<text:tab/>,<text:tab/>İzmir/Tire<text:tab/>-<text:tab/>Stajyer<text:tab/></text:span><text:span text:style-name="T27">Harita </text:span><text:span text:style-name="T26">Teknikeri</text:span></text:p>
          </text:list-item>
        </text:list>
        <text:p text:style-name="P44"><text:span text:style-name="T29">04/06/2018 - 09/07/2018</text:span><text:span text:style-name="T28"> </text:span></text:p>
        <text:list xml:id="list221916766958711" text:continue-numbering="true" text:style-name="WWNum1">
          <text:list-item>
            <text:p text:style-name="P37"><text:span text:style-name="T26">Bursa<text:tab/>Büyükşehir<text:tab/>Belediyesi<text:tab/>,<text:tab/>Bursa/Osmangazi<text:tab/>-<text:tab/>Stajyer<text:tab/></text:span><text:span text:style-name="T27">Harita </text:span><text:span text:style-name="T26">Teknikeri</text:span></text:p>
          </text:list-item>
        </text:list>
        <text:p text:style-name="P43">01/08/2017 - 11/09/2017</text:p>
        <text:list xml:id="list221917085223291" text:continue-numbering="true" text:style-name="WWNum1">
          <text:list-item>
            <text:p text:style-name="P39"><text:span text:style-name="T26">Berberler ve Kuaförler Odası , Bursa/Karacabey - Stajyer Muhasebe ve</text:span><text:span text:style-name="T30"> </text:span><text:span text:style-name="T26">Finansman</text:span></text:p>
          </text:list-item>
        </text:list>
        <text:p text:style-name="P45"><text:span text:style-name="T4">15/09/2014 - 12/06/2015</text:span><text:span text:style-name="T3"> </text:span></text:p>
        <text:p text:style-name="P30"><text:span text:style-name="T1"/></text:p>
        <text:p text:style-name="P30"><text:span text:style-name="T1"/></text:p>
      </text:section>
      <text:p text:style-name="P4"><text:span text:style-name="T2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adornments="Regular" style:font-pitch="variable" style:font-charset="x-symbol"/>
    <style:font-face style:name="OpenSymbol2" svg:font-family="OpenSymbol" style:font-charset="x-symbol"/>
    <style:font-face style:name="OpenSymbol3" svg:font-family="OpenSymbol" style:font-family-generic="system" style:font-pitch="variable"/>
    <style:font-face style:name="Roboto" svg:font-family="Roboto, sans-serif"/>
    <style:font-face style:name="Tahoma" svg:font-family="Tahoma" style:font-family-generic="system" style:font-pitch="variable"/>
    <style:font-face style:name="Times New Roman" svg:font-family="'Times New Roman'" style:font-family-generic="roman"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Liberation Serif" fo:font-family="'Liberation Serif'" style:font-family-generic="roman" style:font-pitch="variable" fo:language="tr" fo:country="TR" style:font-name-asian="Liberation Serif1" style:font-family-asian="'Liberation Serif'" style:font-family-generic-asian="system" style:font-pitch-asian="variable" style:language-asian="en" style:country-asian="US" style:font-name-complex="Liberation Serif1" style:font-family-complex="'Liberation Serif'"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Liberation Serif" fo:font-family="'Liberation Serif'" style:font-family-generic="roman" style:font-pitch="variable" fo:font-size="12pt" fo:language="tr" fo:country="TR" style:font-name-asian="Liberation Serif1" style:font-family-asian="'Liberation Serif'" style:font-family-generic-asian="system" style:font-pitch-asian="variable" style:font-size-asian="12pt" style:language-asian="en" style:country-asian="US" style:font-name-complex="Liberation Serif1" style:font-family-complex="'Liberation Serif'"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default-outline-level="2" style:list-style-name="" style:class="text">
      <style:paragraph-properties fo:margin-left="0.203cm" fo:margin-right="0cm" fo:text-indent="0cm" style:auto-text-indent="false"/>
      <style:text-properties style:font-name="Liberation Serif" fo:font-family="'Liberation Serif'" style:font-family-generic="roman" style:font-pitch="variable" fo:font-size="12pt" fo:language="tr" fo:country="TR" fo:font-weight="bold" style:font-name-asian="Liberation Serif1" style:font-family-asian="'Liberation Serif'" style:font-family-generic-asian="system" style:font-pitch-asian="variable" style:font-size-asian="12pt" style:language-asian="en" style:country-asian="US" style:font-weight-asian="bold" style:font-name-complex="Liberation Serif1" style:font-family-complex="'Liberation Serif'"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default-outline-level="">
      <style:paragraph-properties fo:margin-left="1.475cm" fo:margin-right="0cm" fo:text-indent="-0.637cm" style:auto-text-indent="false"/>
      <style:text-properties style:font-name="Liberation Serif" fo:font-family="'Liberation Serif'" style:font-family-generic="roman" style:font-pitch="variable" fo:language="tr" fo:country="TR" style:font-name-asian="Liberation Serif1" style:font-family-asian="'Liberation Serif'" style:font-family-generic-asian="system" style:font-pitch-asian="variable" style:language-asian="en" style:country-asian="US" style:font-name-complex="Liberation Serif1" style:font-family-complex="'Liberation Serif'"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tr" fo:country="TR"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style:font-name="Liberation Serif" fo:font-family="'Liberation Serif'" style:font-family-generic="roman" style:font-pitch="variable" fo:font-size="12pt" fo:letter-spacing="-0.025cm" fo:language="tr" fo:country="TR" style:font-name-asian="Liberation Serif1" style:font-family-asian="'Liberation Serif'" style:font-family-generic-asian="system" style:font-pitch-asian="variable" style:font-size-asian="12pt" style:language-asian="en" style:country-asian="US" style:font-name-complex="Liberation Serif1" style:font-family-complex="'Liberation Serif'" style:font-family-generic-complex="system" style:font-pitch-complex="variable" style:font-size-complex="12pt" style:language-complex="ar" style:country-complex="SA" style:text-scale="100%"/>
    </style:style>
    <style:style style:name="ListLabel_20_2" style:display-name="ListLabel 2" style:family="text">
      <style:text-properties fo:language="tr" fo:country="TR" style:language-asian="en" style:country-asian="US" style:language-complex="ar" style:country-complex="SA"/>
    </style:style>
    <style:style style:name="ListLabel_20_3" style:display-name="ListLabel 3" style:family="text">
      <style:text-properties fo:language="tr" fo:country="TR" style:language-asian="en" style:country-asian="US" style:language-complex="ar" style:country-complex="SA"/>
    </style:style>
    <style:style style:name="ListLabel_20_4" style:display-name="ListLabel 4" style:family="text">
      <style:text-properties fo:language="tr" fo:country="TR" style:language-asian="en" style:country-asian="US" style:language-complex="ar" style:country-complex="SA"/>
    </style:style>
    <style:style style:name="ListLabel_20_5" style:display-name="ListLabel 5" style:family="text">
      <style:text-properties fo:language="tr" fo:country="TR" style:language-asian="en" style:country-asian="US" style:language-complex="ar" style:country-complex="SA"/>
    </style:style>
    <style:style style:name="ListLabel_20_6" style:display-name="ListLabel 6" style:family="text">
      <style:text-properties fo:language="tr" fo:country="TR" style:language-asian="en" style:country-asian="US" style:language-complex="ar" style:country-complex="SA"/>
    </style:style>
    <style:style style:name="ListLabel_20_7" style:display-name="ListLabel 7" style:family="text">
      <style:text-properties fo:language="tr" fo:country="TR" style:language-asian="en" style:country-asian="US" style:language-complex="ar" style:country-complex="SA"/>
    </style:style>
    <style:style style:name="ListLabel_20_8" style:display-name="ListLabel 8" style:family="text">
      <style:text-properties fo:language="tr" fo:country="TR" style:language-asian="en" style:country-asian="US" style:language-complex="ar" style:country-complex="SA"/>
    </style:style>
    <style:style style:name="ListLabel_20_9" style:display-name="ListLabel 9" style:family="text">
      <style:text-properties fo:language="tr" fo:country="TR" style:language-asian="en" style:country-asian="US" style:language-complex="ar" style:country-complex="SA"/>
    </style:style>
    <style:style style:name="ListLabel_20_10" style:display-name="ListLabel 10" style:family="text">
      <style:text-properties style:font-name="Liberation Serif" fo:font-family="'Liberation Serif'" style:font-family-generic="roman" style:font-pitch="variable" fo:font-size="12pt" fo:letter-spacing="-0.042cm" fo:language="tr" fo:country="TR" style:font-name-asian="Liberation Serif1" style:font-family-asian="'Liberation Serif'" style:font-family-generic-asian="system" style:font-pitch-asian="variable" style:font-size-asian="12pt" style:language-asian="en" style:country-asian="US" style:font-name-complex="Liberation Serif1" style:font-family-complex="'Liberation Serif'" style:font-family-generic-complex="system" style:font-pitch-complex="variable" style:font-size-complex="12pt" style:language-complex="ar" style:country-complex="SA" style:text-scale="100%"/>
    </style:style>
    <style:style style:name="ListLabel_20_11" style:display-name="ListLabel 11" style:family="text">
      <style:text-properties fo:language="tr" fo:country="TR" style:language-asian="en" style:country-asian="US" style:language-complex="ar" style:country-complex="SA"/>
    </style:style>
    <style:style style:name="ListLabel_20_12" style:display-name="ListLabel 12" style:family="text">
      <style:text-properties fo:language="tr" fo:country="TR" style:language-asian="en" style:country-asian="US" style:language-complex="ar" style:country-complex="SA"/>
    </style:style>
    <style:style style:name="ListLabel_20_13" style:display-name="ListLabel 13" style:family="text">
      <style:text-properties fo:language="tr" fo:country="TR" style:language-asian="en" style:country-asian="US" style:language-complex="ar" style:country-complex="SA"/>
    </style:style>
    <style:style style:name="ListLabel_20_14" style:display-name="ListLabel 14" style:family="text">
      <style:text-properties fo:language="tr" fo:country="TR" style:language-asian="en" style:country-asian="US" style:language-complex="ar" style:country-complex="SA"/>
    </style:style>
    <style:style style:name="ListLabel_20_15" style:display-name="ListLabel 15" style:family="text">
      <style:text-properties fo:language="tr" fo:country="TR" style:language-asian="en" style:country-asian="US" style:language-complex="ar" style:country-complex="SA"/>
    </style:style>
    <style:style style:name="ListLabel_20_16" style:display-name="ListLabel 16" style:family="text">
      <style:text-properties fo:language="tr" fo:country="TR" style:language-asian="en" style:country-asian="US" style:language-complex="ar" style:country-complex="SA"/>
    </style:style>
    <style:style style:name="ListLabel_20_17" style:display-name="ListLabel 17" style:family="text">
      <style:text-properties fo:language="tr" fo:country="TR" style:language-asian="en" style:country-asian="US" style:language-complex="ar" style:country-complex="SA"/>
    </style:style>
    <style:style style:name="ListLabel_20_18" style:display-name="ListLabel 18" style:family="text">
      <style:text-properties fo:language="tr" fo:country="TR" style:language-asian="en" style:country-asian="US" style:language-complex="ar" style:country-complex="SA"/>
    </style:style>
    <style:style style:name="ListLabel_20_19" style:display-name="ListLabel 19" style:family="text">
      <style:text-properties fo:letter-spacing="-0.014cm" fo:language="tr" fo:country="TR" style:language-asian="en" style:country-asian="US" style:language-complex="ar" style:country-complex="SA" style:text-scale="100%"/>
    </style:style>
    <style:style style:name="ListLabel_20_20" style:display-name="ListLabel 20" style:family="text">
      <style:text-properties fo:font-size="12pt" fo:language="tr" fo:country="TR" style:font-name-asian="OpenSymbol3" style:font-family-asian="OpenSymbol" style:font-family-generic-asian="system" style:font-pitch-asian="variable" style:font-size-asian="12pt" style:language-asian="en" style:country-asian="US" style:font-name-complex="OpenSymbol3" style:font-family-complex="OpenSymbol" style:font-family-generic-complex="system" style:font-pitch-complex="variable" style:font-size-complex="12pt" style:language-complex="ar" style:country-complex="SA" style:text-scale="100%"/>
    </style:style>
    <style:style style:name="ListLabel_20_21" style:display-name="ListLabel 21" style:family="text">
      <style:text-properties fo:font-size="12pt" fo:letter-spacing="-0.106cm" fo:language="tr" fo:country="TR" style:font-name-asian="OpenSymbol3" style:font-family-asian="OpenSymbol" style:font-family-generic-asian="system" style:font-pitch-asian="variable" style:font-size-asian="12pt" style:language-asian="en" style:country-asian="US" style:font-name-complex="OpenSymbol3" style:font-family-complex="OpenSymbol" style:font-family-generic-complex="system" style:font-pitch-complex="variable" style:font-size-complex="12pt" style:language-complex="ar" style:country-complex="SA" style:text-scale="100%"/>
    </style:style>
    <style:style style:name="ListLabel_20_22" style:display-name="ListLabel 22" style:family="text">
      <style:text-properties fo:language="tr" fo:country="TR" style:language-asian="en" style:country-asian="US" style:language-complex="ar" style:country-complex="SA"/>
    </style:style>
    <style:style style:name="ListLabel_20_23" style:display-name="ListLabel 23" style:family="text">
      <style:text-properties fo:language="tr" fo:country="TR" style:language-asian="en" style:country-asian="US" style:language-complex="ar" style:country-complex="SA"/>
    </style:style>
    <style:style style:name="ListLabel_20_24" style:display-name="ListLabel 24" style:family="text">
      <style:text-properties fo:language="tr" fo:country="TR" style:language-asian="en" style:country-asian="US" style:language-complex="ar" style:country-complex="SA"/>
    </style:style>
    <style:style style:name="ListLabel_20_25" style:display-name="ListLabel 25" style:family="text">
      <style:text-properties fo:language="tr" fo:country="TR" style:language-asian="en" style:country-asian="US" style:language-complex="ar" style:country-complex="SA"/>
    </style:style>
    <style:style style:name="ListLabel_20_26" style:display-name="ListLabel 26" style:family="text">
      <style:text-properties fo:language="tr" fo:country="TR" style:language-asian="en" style:country-asian="US" style:language-complex="ar" style:country-complex="SA"/>
    </style:style>
    <style:style style:name="ListLabel_20_27" style:display-name="ListLabel 27" style:family="text">
      <style:text-properties fo:language="tr" fo:country="TR" style:language-asian="en" style:country-asian="US"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 loext:num-list-format="%1%." style:num-suffix="." style:num-format="1">
        <style:list-level-properties text:list-level-position-and-space-mode="label-alignment">
          <style:list-level-label-alignment text:label-followed-by="listtab" fo:text-indent="-0.635cm" fo:margin-left="1.47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3.073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665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257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849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44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033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2.62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2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75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635cm" fo:margin-left="3.073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665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257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849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44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033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2.62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2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9" loext:num-list-format="•" style:num-suffix="•" text:bullet-char="•">
        <style:list-level-properties text:list-level-position-and-space-mode="label-alignment">
          <style:list-level-label-alignment text:label-followed-by="listtab" fo:text-indent="-0.635cm" fo:margin-left="1.475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11cm"/>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2.745cm"/>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583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414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244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1.908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73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011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787cm" fo:margin-bottom="0.494cm" fo:margin-left="1.799cm" fo:margin-right="1.799cm" style:writing-mode="lr-tb" style:layout-grid-color="#c0c0c0" style:layout-grid-lines="2641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8T11:56:00</meta:creation-date>
    <dc:date>2022-04-19T22:19:15.412000000</dc:date>
    <meta:editing-duration>PT16M57S</meta:editing-duration>
    <meta:generator>LibreOffice/7.2.4.1$Windows_X86_64 LibreOffice_project/27d75539669ac387bb498e35313b970b7fe9c4f9</meta:generator>
    <meta:editing-cycles>5</meta:editing-cycles>
    <meta:document-statistic meta:table-count="0" meta:image-count="0" meta:object-count="0" meta:page-count="2" meta:paragraph-count="52" meta:word-count="310" meta:character-count="1977" meta:non-whitespace-character-count="1744"/>
    <meta:user-defined meta:name="AppVersion">12.0000</meta:user-defined>
    <meta:user-defined meta:name="Created" meta:value-type="date">2021-10-24T00:00:00</meta:user-defined>
    <meta:user-defined meta:name="Creator">Writer</meta:user-defined>
    <meta:user-defined meta:name="LastSaved" meta:value-type="date">2022-02-18T00:00:00</meta:user-defined>
    <meta:template xlink:type="simple" xlink:actuate="onRequest" xlink:title="Normal" xlink:href=""/>
  </office:meta>
</office:document-meta>
</file>